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font-name="Calibri" style:font-name-asian="Calibri" style:font-name-complex="Calibri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10.9802083333333cm"/>
    </style:style>
    <style:style style:name="co7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22.1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5pt" style:use-optimal-row-height="true" fo:break-before="auto"/>
    </style:style>
    <style:style style:name="ro10" style:family="table-row">
      <style:table-row-properties style:row-height="19.5pt" style:use-optimal-row-height="true" fo:break-before="auto"/>
    </style:style>
    <style:style style:name="ro11" style:family="table-row">
      <style:table-row-properties style:row-height="48.4pt" style:use-optimal-row-height="false" fo:break-before="auto"/>
    </style:style>
    <style:style style:name="ro12" style:family="table-row">
      <style:table-row-properties style:row-height="35.25pt" style:use-optimal-row-height="false" fo:break-before="auto"/>
    </style:style>
    <style:style style:name="ro13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Epidota amarilla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Alotriomorfa en forma de agregado granular masivo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Elevad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Incoloro con tonalidades bastante amarillentas y verdosa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Liger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5">
            <text:p>No se observa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5">
            <text:p>Presenta alteraciones difíciles de identifica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3r orden y arlequinado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Parcial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do</text:p>
          </table:table-cell>
          <table:table-cell office:value-type="string" table:style-name="ce5">
            <text:p>No se observ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Presenta zonación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95" table:style-name="ce6">
            <text:p>95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3" table:number-columns-repeated="16382" table:default-cell-style-name="ce1"/>
        <table:table-row table:style-name="ro8">
          <table:table-cell office:value-type="string" table:style-name="ce7">
            <text:p>Otros minerales importantes en la lámina (%)</text:p>
          </table:table-cell>
          <table:table-cell office:value-type="string" table:style-name="ce5">
            <text:p>Opacos 5%</text:p>
          </table:table-cell>
          <table:table-cell table:number-columns-repeated="16382"/>
        </table:table-row>
        <table:table-row table:number-rows-repeated="2" table:style-name="ro9">
          <table:table-cell table:style-name="ce1"/>
          <table:table-cell table:style-name="ce8"/>
          <table:table-cell table:number-columns-repeated="16382"/>
        </table:table-row>
        <table:table-row table:number-rows-repeated="1048573" table:style-name="ro7">
          <table:table-cell table:number-columns-repeated="16384"/>
        </table:table-row>
      </table:table>
      <table:table table:name="Full3" table:style-name="ta2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9">
            <text:p>Características generales del mineral</text:p>
          </table:table-cell>
          <table:table-cell office:value-type="string" table:style-name="ce3">
            <text:p>Epidota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órmula química</text:p>
          </table:table-cell>
          <table:table-cell office:value-type="string" table:style-name="ce10">
            <text:p>Ca<text:span text:style-name="T2">2</text:span>Fe<text:span text:style-name="T3">3+</text:span>Al<text:span text:style-name="T2">2</text:span>(Si<text:span text:style-name="T2">2</text:span>O<text:span text:style-name="T2">7</text:span>)(SiO<text:span text:style-name="T2">4</text:span>)O(OH)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Forma de los cristales</text:p>
          </table:table-cell>
          <table:table-cell office:value-type="string" table:style-name="ce5">
            <text:p>A menudo idiomorfos de hábito prismático con sección basal de rombo truncado. Puede formar agregados radiales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elieve</text:p>
          </table:table-cell>
          <table:table-cell office:value-type="string" table:style-name="ce5">
            <text:p>Alt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11">
            <text:p>Varía de amarillento casi incoloro a amarillo marcado y amarillo verdoso, dependiendo del contenido en F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Variable, aumenta con el contenido de Fe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foliación</text:p>
          </table:table-cell>
          <table:table-cell office:value-type="string" table:style-name="ce5">
            <text:p>{001} perfecta y {010} marcada, ambas a 115,5 º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3">
          <table:table-cell office:value-type="string" table:style-name="ce4">
            <text:p>Colores de interferencia (orden)</text:p>
          </table:table-cell>
          <table:table-cell office:value-type="string" table:style-name="ce5">
            <text:p>Desde finales de 1r orden hasta 3r orden y aumenta en función del contenido de Fe. Apariencia de arlequinado: colores de interferencia cambiantes en un mismo crist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Oblicu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5">
            <text:p>{100} Polisintétic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Frecuente, con clinozoisita al centro y también allani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Negativo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0:05:26Z</dc:date>
    <meta:editing-cycles>5</meta:editing-cycles>
    <meta:editing-duration>PT1353S</meta:editing-duration>
  </office:meta>
</office:document-meta>
</file>